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edResourceGroup.setComplete( boolean 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edResourceGroup.StreamedResourceGroup( String name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edResourceGroup.addObject( AbstractNamedAFPObject named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eamedResourceGroup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edResourceGroup.is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edResourceGroup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